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ágina 78 del ROCHA – Hidráulica de Tuberí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=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 =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Vf=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Mu =</text:p>
          </table:table-cell>
          <table:table-cell office:value-type="string" calcext:value-type="string">
            <text:p>4.0 x 10-3</text:p>
          </table:table-cell>
          <table:table-cell office:value-type="string" calcext:value-type="string">
            <text:p>kg-s/m²</text:p>
          </table:table-cell>
        </table:table-row>
        <table:table-row table:style-name="ro1">
          <table:table-cell office:value-type="string" calcext:value-type="string">
            <text:p>Densidad = 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gr/cm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4-30T21:52:02.947516792</meta:creation-date>
    <dc:date>2020-04-30T22:55:05.245694019</dc:date>
    <dc:creator>Jhon Gesell Villanueva Portella</dc:creator>
    <meta:editing-duration>PT52M51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